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01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0.289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5.961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ms-trait_labels-key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10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22"/>
        <table:table-row table:style-name="ro1">
          <table:table-cell/>
          <table:table-cell table:style-name="ce4" office:value-type="string" calcext:value-type="string">
            <text:p><text:span text:style-name="T3">IPIP </text:span>50 Item Big Five Sample Questionnaire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3">
          <table:table-cell table:style-name="ce1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1"/>
          <table:table-cell table:style-name="ce6"/>
          <table:table-cell table:number-columns-repeated="6"/>
        </table:table-row>
        <table:table-row table:style-name="ro3">
          <table:table-cell table:style-name="ce1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1" office:value-type="string" calcext:value-type="string">
            <text:p>Factor</text:p>
          </table:table-cell>
          <table:table-cell table:style-name="ce6" office:value-type="string" calcext:value-type="string">
            <text:p>Key</text:p>
          </table:table-cell>
          <table:table-cell table:number-columns-repeated="5" table:style-name="ce6" office:value-type="string" calcext:value-type="string">
            <text:p>Val</text:p>
          </table:table-cell>
          <table:table-cell table:style-name="ce23" office:value-type="string" calcext:value-type="string">
            <text:p>Function</text:p>
          </table:table-cell>
        </table:table-row>
        <table:table-row table:style-name="ro2">
          <table:table-cell office:value-type="string" calcext:value-type="string">
            <text:p>They are/I am the life of the party.</text:p>
          </table:table-cell>
          <table:table-cell/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5]=&quot;x&quot;;[.J5];IF([.C5]=&quot;x&quot;;[.K5];IF([.D5]=&quot;x&quot;;[.L5];IF([.E5]=&quot;x&quot;;[.M5];IF([.F5]=&quot;x&quot;;[.N5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eel little concern for others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6]=&quot;x&quot;;[.J6];IF([.C6]=&quot;x&quot;;[.K6];IF([.D6]=&quot;x&quot;;[.L6];IF([.E6]=&quot;x&quot;;[.M6];IF([.F6]=&quot;x&quot;;[.N6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hey are/I am always prepared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7]=&quot;x&quot;;[.J7];IF([.C7]=&quot;x&quot;;[.K7];IF([.D7]=&quot;x&quot;;[.L7];IF([.E7]=&quot;x&quot;;[.M7];IF([.F7]=&quot;x&quot;;[.N7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et stressed out easily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8]=&quot;x&quot;;[.J8];IF([.C8]=&quot;x&quot;;[.K8];IF([.D8]=&quot;x&quot;;[.L8];IF([.E8]=&quot;x&quot;;[.M8];IF([.F8]=&quot;x&quot;;[.N8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ave a rich vocabulary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9]=&quot;x&quot;;[.J9];IF([.C9]=&quot;x&quot;;[.K9];IF([.D9]=&quot;x&quot;;[.L9];IF([.E9]=&quot;x&quot;;[.M9];IF([.F9]=&quot;x&quot;;[.N9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on't talk a lot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0]=&quot;x&quot;;[.J10];IF([.C10]=&quot;x&quot;;[.K10];IF([.D10]=&quot;x&quot;;[.L10];IF([.E10]=&quot;x&quot;;[.M10];IF([.F10]=&quot;x&quot;;[.N10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hey are/I am interested in people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11]=&quot;x&quot;;[.J11];IF([.C11]=&quot;x&quot;;[.K11];IF([.D11]=&quot;x&quot;;[.L11];IF([.E11]=&quot;x&quot;;[.M11];IF([.F11]=&quot;x&quot;;[.N11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Leave their/my belongings around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2]=&quot;x&quot;;[.J12];IF([.C12]=&quot;x&quot;;[.K12];IF([.D12]=&quot;x&quot;;[.L12];IF([.E12]=&quot;x&quot;;[.M12];IF([.F12]=&quot;x&quot;;[.N12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hey are/I am relaxed most of the time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3]=&quot;x&quot;;[.J13];IF([.C13]=&quot;x&quot;;[.K13];IF([.D13]=&quot;x&quot;;[.L13];IF([.E13]=&quot;x&quot;;[.M13];IF([.F13]=&quot;x&quot;;[.N13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ave difficulty understanding abstract ideas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4]=&quot;x&quot;;[.J14];IF([.C14]=&quot;x&quot;;[.K14];IF([.D14]=&quot;x&quot;;[.L14];IF([.E14]=&quot;x&quot;;[.M14];IF([.F14]=&quot;x&quot;;[.N14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eel comfortable around people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15]=&quot;x&quot;;[.J15];IF([.C15]=&quot;x&quot;;[.K15];IF([.D15]=&quot;x&quot;;[.L15];IF([.E15]=&quot;x&quot;;[.M15];IF([.F15]=&quot;x&quot;;[.N15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nsult people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6]=&quot;x&quot;;[.J16];IF([.C16]=&quot;x&quot;;[.K16];IF([.D16]=&quot;x&quot;;[.L16];IF([.E16]=&quot;x&quot;;[.M16];IF([.F16]=&quot;x&quot;;[.N16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ay attention to details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17]=&quot;x&quot;;[.J17];IF([.C17]=&quot;x&quot;;[.K17];IF([.D17]=&quot;x&quot;;[.L17];IF([.E17]=&quot;x&quot;;[.M17];IF([.F17]=&quot;x&quot;;[.N17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Worry about things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18]=&quot;x&quot;;[.J18];IF([.C18]=&quot;x&quot;;[.K18];IF([.D18]=&quot;x&quot;;[.L18];IF([.E18]=&quot;x&quot;;[.M18];IF([.F18]=&quot;x&quot;;[.N18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ave a vivid imagination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19]=&quot;x&quot;;[.J19];IF([.C19]=&quot;x&quot;;[.K19];IF([.D19]=&quot;x&quot;;[.L19];IF([.E19]=&quot;x&quot;;[.M19];IF([.F19]=&quot;x&quot;;[.N19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eep in the background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0]=&quot;x&quot;;[.J20];IF([.C20]=&quot;x&quot;;[.K20];IF([.D20]=&quot;x&quot;;[.L20];IF([.E20]=&quot;x&quot;;[.M20];IF([.F20]=&quot;x&quot;;[.N20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ympathize with others' feelings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21]=&quot;x&quot;;[.J21];IF([.C21]=&quot;x&quot;;[.K21];IF([.D21]=&quot;x&quot;;[.L21];IF([.E21]=&quot;x&quot;;[.M21];IF([.F21]=&quot;x&quot;;[.N21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ke a mess of things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2]=&quot;x&quot;;[.J22];IF([.C22]=&quot;x&quot;;[.K22];IF([.D22]=&quot;x&quot;;[.L22];IF([.E22]=&quot;x&quot;;[.M22];IF([.F22]=&quot;x&quot;;[.N22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eldom feel blue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3]=&quot;x&quot;;[.J23];IF([.C23]=&quot;x&quot;;[.K23];IF([.D23]=&quot;x&quot;;[.L23];IF([.E23]=&quot;x&quot;;[.M23];IF([.F23]=&quot;x&quot;;[.N23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hey are/I am not interested in abstract ideas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4]=&quot;x&quot;;[.J24];IF([.C24]=&quot;x&quot;;[.K24];IF([.D24]=&quot;x&quot;;[.L24];IF([.E24]=&quot;x&quot;;[.M24];IF([.F24]=&quot;x&quot;;[.N24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tart conversations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25]=&quot;x&quot;;[.J25];IF([.C25]=&quot;x&quot;;[.K25];IF([.D25]=&quot;x&quot;;[.L25];IF([.E25]=&quot;x&quot;;[.M25];IF([.F25]=&quot;x&quot;;[.N25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hey are/I am not interested in other people's problems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26]=&quot;x&quot;;[.J26];IF([.C26]=&quot;x&quot;;[.K26];IF([.D26]=&quot;x&quot;;[.L26];IF([.E26]=&quot;x&quot;;[.M26];IF([.F26]=&quot;x&quot;;[.N26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et chores done right away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27]=&quot;x&quot;;[.J27];IF([.C27]=&quot;x&quot;;[.K27];IF([.D27]=&quot;x&quot;;[.L27];IF([.E27]=&quot;x&quot;;[.M27];IF([.F27]=&quot;x&quot;;[.N27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hey are/I am easily disturbed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28]=&quot;x&quot;;[.J28];IF([.C28]=&quot;x&quot;;[.K28];IF([.D28]=&quot;x&quot;;[.L28];IF([.E28]=&quot;x&quot;;[.M28];IF([.F28]=&quot;x&quot;;[.N28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ave excellent ideas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29]=&quot;x&quot;;[.J29];IF([.C29]=&quot;x&quot;;[.K29];IF([.D29]=&quot;x&quot;;[.L29];IF([.E29]=&quot;x&quot;;[.M29];IF([.F29]=&quot;x&quot;;[.N29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ave little to say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0]=&quot;x&quot;;[.J30];IF([.C30]=&quot;x&quot;;[.K30];IF([.D30]=&quot;x&quot;;[.L30];IF([.E30]=&quot;x&quot;;[.M30];IF([.F30]=&quot;x&quot;;[.N30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ave a soft heart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1]=&quot;x&quot;;[.J31];IF([.C31]=&quot;x&quot;;[.K31];IF([.D31]=&quot;x&quot;;[.L31];IF([.E31]=&quot;x&quot;;[.M31];IF([.F31]=&quot;x&quot;;[.N31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Often forget to put things back in their proper place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2]=&quot;x&quot;;[.J32];IF([.C32]=&quot;x&quot;;[.K32];IF([.D32]=&quot;x&quot;;[.L32];IF([.E32]=&quot;x&quot;;[.M32];IF([.F32]=&quot;x&quot;;[.N32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et upset easily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3]=&quot;x&quot;;[.J33];IF([.C33]=&quot;x&quot;;[.K33];IF([.D33]=&quot;x&quot;;[.L33];IF([.E33]=&quot;x&quot;;[.M33];IF([.F33]=&quot;x&quot;;[.N33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o not have a good imagination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4]=&quot;x&quot;;[.J34];IF([.C34]=&quot;x&quot;;[.K34];IF([.D34]=&quot;x&quot;;[.L34];IF([.E34]=&quot;x&quot;;[.M34];IF([.F34]=&quot;x&quot;;[.N34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alk to a lot of different people at parties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5]=&quot;x&quot;;[.J35];IF([.C35]=&quot;x&quot;;[.K35];IF([.D35]=&quot;x&quot;;[.L35];IF([.E35]=&quot;x&quot;;[.M35];IF([.F35]=&quot;x&quot;;[.N35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hey are/I am not really interested in others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6]=&quot;x&quot;;[.J36];IF([.C36]=&quot;x&quot;;[.K36];IF([.D36]=&quot;x&quot;;[.L36];IF([.E36]=&quot;x&quot;;[.M36];IF([.F36]=&quot;x&quot;;[.N36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Like order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7]=&quot;x&quot;;[.J37];IF([.C37]=&quot;x&quot;;[.K37];IF([.D37]=&quot;x&quot;;[.L37];IF([.E37]=&quot;x&quot;;[.M37];IF([.F37]=&quot;x&quot;;[.N37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hange their/my mood a lot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8]=&quot;x&quot;;[.J38];IF([.C38]=&quot;x&quot;;[.K38];IF([.D38]=&quot;x&quot;;[.L38];IF([.E38]=&quot;x&quot;;[.M38];IF([.F38]=&quot;x&quot;;[.N38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hey are/I am quick to understand things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39]=&quot;x&quot;;[.J39];IF([.C39]=&quot;x&quot;;[.K39];IF([.D39]=&quot;x&quot;;[.L39];IF([.E39]=&quot;x&quot;;[.M39];IF([.F39]=&quot;x&quot;;[.N39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on't like to draw attention to myself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40]=&quot;x&quot;;[.J40];IF([.C40]=&quot;x&quot;;[.K40];IF([.D40]=&quot;x&quot;;[.L40];IF([.E40]=&quot;x&quot;;[.M40];IF([.F40]=&quot;x&quot;;[.N40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ake time out for others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1]=&quot;x&quot;;[.J41];IF([.C41]=&quot;x&quot;;[.K41];IF([.D41]=&quot;x&quot;;[.L41];IF([.E41]=&quot;x&quot;;[.M41];IF([.F41]=&quot;x&quot;;[.N41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<text:span text:style-name="T1">Shirk their/</text:span>my duties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42]=&quot;x&quot;;[.J42];IF([.C42]=&quot;x&quot;;[.K42];IF([.D42]=&quot;x&quot;;[.L42];IF([.E42]=&quot;x&quot;;[.M42];IF([.F42]=&quot;x&quot;;[.N42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ave frequent mood swings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3]=&quot;x&quot;;[.J43];IF([.C43]=&quot;x&quot;;[.K43];IF([.D43]=&quot;x&quot;;[.L43];IF([.E43]=&quot;x&quot;;[.M43];IF([.F43]=&quot;x&quot;;[.N43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Use difficult words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4]=&quot;x&quot;;[.J44];IF([.C44]=&quot;x&quot;;[.K44];IF([.D44]=&quot;x&quot;;[.L44];IF([.E44]=&quot;x&quot;;[.M44];IF([.F44]=&quot;x&quot;;[.N44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on't mind being the center of attention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5]=&quot;x&quot;;[.J45];IF([.C45]=&quot;x&quot;;[.K45];IF([.D45]=&quot;x&quot;;[.L45];IF([.E45]=&quot;x&quot;;[.M45];IF([.F45]=&quot;x&quot;;[.N45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eel others' emotions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6]=&quot;x&quot;;[.J46];IF([.C46]=&quot;x&quot;;[.K46];IF([.D46]=&quot;x&quot;;[.L46];IF([.E46]=&quot;x&quot;;[.M46];IF([.F46]=&quot;x&quot;;[.N46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ollow a schedule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7]=&quot;x&quot;;[.J47];IF([.C47]=&quot;x&quot;;[.K47];IF([.D47]=&quot;x&quot;;[.L47];IF([.E47]=&quot;x&quot;;[.M47];IF([.F47]=&quot;x&quot;;[.N47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et irritated easily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8]=&quot;x&quot;;[.J48];IF([.C48]=&quot;x&quot;;[.K48];IF([.D48]=&quot;x&quot;;[.L48];IF([.E48]=&quot;x&quot;;[.M48];IF([.F48]=&quot;x&quot;;[.N48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pend time reflecting on things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49]=&quot;x&quot;;[.J49];IF([.C49]=&quot;x&quot;;[.K49];IF([.D49]=&quot;x&quot;;[.L49];IF([.E49]=&quot;x&quot;;[.M49];IF([.F49]=&quot;x&quot;;[.N49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hey are/I am quiet around strangers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50]=&quot;x&quot;;[.J50];IF([.C50]=&quot;x&quot;;[.K50];IF([.D50]=&quot;x&quot;;[.L50];IF([.E50]=&quot;x&quot;;[.M50];IF([.F50]=&quot;x&quot;;[.N50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ke people feel at ease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51]=&quot;x&quot;;[.J51];IF([.C51]=&quot;x&quot;;[.K51];IF([.D51]=&quot;x&quot;;[.L51];IF([.E51]=&quot;x&quot;;[.M51];IF([.F51]=&quot;x&quot;;[.N51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hey are/I am exacting in my work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52]=&quot;x&quot;;[.J52];IF([.C52]=&quot;x&quot;;[.K52];IF([.D52]=&quot;x&quot;;[.L52];IF([.E52]=&quot;x&quot;;[.M52];IF([.F52]=&quot;x&quot;;[.N52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Often feel blue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53]=&quot;x&quot;;[.J53];IF([.C53]=&quot;x&quot;;[.K53];IF([.D53]=&quot;x&quot;;[.L53];IF([.E53]=&quot;x&quot;;[.M53];IF([.F53]=&quot;x&quot;;[.N53];0))))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hey are/I am full of ideas.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54]=&quot;x&quot;;[.J54];IF([.C54]=&quot;x&quot;;[.K54];IF([.D54]=&quot;x&quot;;[.L54];IF([.E54]=&quot;x&quot;;[.M54];IF([.F54]=&quot;x&quot;;[.N54];0)))))" office:value-type="float" office:value="3" calcext:value-type="float">
            <text:p>3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|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------------------------------------------------------------------------------</text:p>
          </table:table-cell>
          <table:table-cell table:number-columns-repeated="5" office:value-type="string" calcext:value-type="string">
            <text:p>-----------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--------------------------</text:p>
          </table:table-cell>
          <table:table-cell office:value-type="string" calcext:value-type="string">
            <text:p>-------</text:p>
          </table:table-cell>
          <table:table-cell table:number-columns-repeated="6" office:value-type="string" calcext:value-type="string">
            <text:p>-----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Items downloaded from <text:span text:style-name="T2">https://ipip.ori.org/New_IPIP-50-item-scale.htm</text:span> on May 23, 2020</text:p>
          </table:table-cell>
          <table:table-cell table:number-columns-repeated="14"/>
        </table:table-row>
        <table:table-row table:style-name="ro2" table:number-rows-repeated="3">
          <table:table-cell table:number-columns-repeated="15"/>
        </table:table-row>
        <table:table-row table:style-name="ro2">
          <table:table-cell/>
          <table:table-cell table:style-name="ce8" table:number-columns-repeated="2"/>
          <table:table-cell table:number-columns-repeated="12"/>
        </table:table-row>
        <table:table-row table:style-name="ro4">
          <table:table-cell table:style-name="ce2" office:value-type="string" calcext:value-type="string">
            <text:p>Score:</text:p>
          </table:table-cell>
          <table:table-cell table:style-name="ce8" office:value-type="string" calcext:value-type="string">
            <text:p><text:span text:style-name="T4">Raw </text:span>10-50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Meaning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Extraversion</text:p>
          </table:table-cell>
          <table:table-cell table:formula="of:=SUM([.O5]+[.O10]+[.O15]+[.O20]+[.O25]+[.O30]+[.O35]+[.O40]+[.O45]+[.O50])" office:value-type="float" office:value="30" calcext:value-type="float">
            <text:p>30</text:p>
          </table:table-cell>
          <table:table-cell table:formula="of:=PRODUCT(ORG.LIBREOFFICE.RAWSUBTRACT( [.B64];5);2)" office:value-type="float" office:value="50" calcext:value-type="float">
            <text:p>50</text:p>
          </table:table-cell>
          <table:table-cell table:style-name="ce9" table:formula="of:=IF([.C64]&lt;=20;&quot;Very Low&quot;;IF([.C64]&lt;=40;&quot;Low&quot;;IF([.C64]&lt;60;&quot;Average&quot;;IF([.C64]&lt;80;&quot;High&quot;;&quot;Very High&quot;))))" office:value-type="string" office:string-value="Average" calcext:value-type="string">
            <text:p>Average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Agreeableness</text:p>
          </table:table-cell>
          <table:table-cell table:formula="of:=SUM([.O6]+[.O11]+[.O16]+[.O21]+[.O26]+[.O31]+[.O36]+[.O41]+[.O46]+[.O51])" office:value-type="float" office:value="30" calcext:value-type="float">
            <text:p>30</text:p>
          </table:table-cell>
          <table:table-cell table:formula="of:=PRODUCT(ORG.LIBREOFFICE.RAWSUBTRACT( [.B65];5);2)" office:value-type="float" office:value="50" calcext:value-type="float">
            <text:p>50</text:p>
          </table:table-cell>
          <table:table-cell table:style-name="ce9" table:formula="of:=IF([.C65]&lt;=20;&quot;Very Low&quot;;IF([.C65]&lt;=40;&quot;Low&quot;;IF([.C65]&lt;60;&quot;Average&quot;;IF([.C65]&lt;80;&quot;High&quot;;&quot;Very High&quot;))))" office:value-type="string" office:string-value="Average" calcext:value-type="string">
            <text:p>Average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Conscientiousness</text:p>
          </table:table-cell>
          <table:table-cell table:formula="of:=SUM([.O7]+[.O12]+[.O17]+[.O22]+[.O27]+[.O32]+[.O37]+[.O42]+[.O47]+[.O52])" office:value-type="float" office:value="30" calcext:value-type="float">
            <text:p>30</text:p>
          </table:table-cell>
          <table:table-cell table:formula="of:=PRODUCT(ORG.LIBREOFFICE.RAWSUBTRACT( [.B66];5);2)" office:value-type="float" office:value="50" calcext:value-type="float">
            <text:p>50</text:p>
          </table:table-cell>
          <table:table-cell table:style-name="ce9" table:formula="of:=IF([.C66]&lt;=20;&quot;Very Low&quot;;IF([.C66]&lt;=40;&quot;Low&quot;;IF([.C66]&lt;60;&quot;Average&quot;;IF([.C66]&lt;80;&quot;High&quot;;&quot;Very High&quot;))))" office:value-type="string" office:string-value="Average" calcext:value-type="string">
            <text:p>Average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Neuroticism</text:p>
          </table:table-cell>
          <table:table-cell table:formula="of:=SUM([.O8]+[.O13]+[.O18]+[.O23]+[.O28]+[.O33]+[.O38]+[.O43]+[.O48]+[.O53])" office:value-type="float" office:value="30" calcext:value-type="float">
            <text:p>30</text:p>
          </table:table-cell>
          <table:table-cell table:formula="of:=PRODUCT(ORG.LIBREOFFICE.RAWSUBTRACT( [.B67];5);2)" office:value-type="float" office:value="50" calcext:value-type="float">
            <text:p>50</text:p>
          </table:table-cell>
          <table:table-cell table:style-name="ce9" table:formula="of:=IF([.C67]&lt;=20;&quot;Very Low&quot;;IF([.C67]&lt;=40;&quot;Low&quot;;IF([.C67]&lt;60;&quot;Average&quot;;IF([.C67]&lt;80;&quot;High&quot;;&quot;Very High&quot;))))" office:value-type="string" office:string-value="Average" calcext:value-type="string">
            <text:p>Average</text:p>
          </table:table-cell>
          <table:table-cell table:number-columns-repeated="11"/>
        </table:table-row>
        <table:table-row table:style-name="ro2">
          <table:table-cell table:style-name="ce3" office:value-type="string" calcext:value-type="string">
            <text:p>Openness</text:p>
          </table:table-cell>
          <table:table-cell table:formula="of:=SUM([.O9]+[.O14]+[.O19]+[.O24]+[.O29]+[.O34]+[.O39]+[.O44]+[.O49]+[.O54])" office:value-type="float" office:value="30" calcext:value-type="float">
            <text:p>30</text:p>
          </table:table-cell>
          <table:table-cell table:formula="of:=PRODUCT(ORG.LIBREOFFICE.RAWSUBTRACT( [.B68];5);2)" office:value-type="float" office:value="50" calcext:value-type="float">
            <text:p>50</text:p>
          </table:table-cell>
          <table:table-cell table:style-name="ce9" table:formula="of:=IF([.C68]&lt;=20;&quot;Very Low&quot;;IF([.C68]&lt;=40;&quot;Low&quot;;IF([.C68]&lt;60;&quot;Average&quot;;IF([.C68]&lt;80;&quot;High&quot;;&quot;Very High&quot;))))" office:value-type="string" office:string-value="Average" calcext:value-type="string">
            <text:p>Average</text:p>
          </table:table-cell>
          <table:table-cell table:number-columns-repeated="11"/>
        </table:table-row>
        <table:table-row table:style-name="ro2" table:number-rows-repeated="1048507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 style:data-style-name="N2" text:time-value="17:29:11.208381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4T17:33:07.532763239</dc:date>
    <meta:editing-duration>PT2H20M30S</meta:editing-duration>
    <meta:editing-cycles>22</meta:editing-cycles>
    <meta:generator>LibreOffice/6.4.3.2$Linux_X86_64 LibreOffice_project/40$Build-2</meta:generator>
    <meta:document-statistic meta:table-count="1" meta:cell-count="611" meta:object-count="0"/>
  </office:meta>
</office:document-meta>
</file>